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0784in"/>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8" style:parent-style-name="Standard" style:family="paragraph">
      <style:paragraph-properties fo:text-align="center" fo:margin-bottom="0.0784in"/>
      <style:text-properties style:font-name="Times New Roman" style:font-name-complex="Times New Roman" fo:font-weight="bold" style:font-weight-asian="bold" style:font-weight-complex="bold" fo:font-size="8pt" style:font-size-asian="8pt" style:font-size-complex="8pt"/>
    </style:style>
    <style:style style:name="P9" style:parent-style-name="Standard" style:family="paragraph">
      <style:paragraph-properties fo:text-align="justify" fo:margin-bottom="0.0784in"/>
    </style:style>
    <style:style style:name="T10"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P20" style:parent-style-name="Standard" style:family="paragraph">
      <style:paragraph-properties fo:text-align="justify" fo:margin-bottom="0.0784in"/>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Standard" style:family="paragraph">
      <style:paragraph-properties fo:text-align="justify" fo:margin-bottom="0.0784in"/>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P31" style:parent-style-name="Standard" style:family="paragraph">
      <style:paragraph-properties fo:text-align="justify" fo:margin-bottom="0.0784in"/>
      <style:text-properties style:font-name="Times New Roman" style:font-name-complex="Times New Roman" fo:font-size="8pt" style:font-size-asian="8pt" style:font-size-complex="8pt"/>
    </style:style>
    <style:style style:name="P32" style:parent-style-name="Standard" style:family="paragraph">
      <style:paragraph-properties fo:text-align="justify" fo:margin-bottom="0.0784in"/>
    </style:style>
    <style:style style:name="T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5" style:parent-style-name="Standard" style:family="paragraph">
      <style:paragraph-properties fo:text-align="justify" fo:margin-bottom="0.0784in"/>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style:font-weight-complex="bold"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style:font-weight-complex="bold" fo:font-size="12pt" style:font-size-asian="12pt" style:font-size-complex="12pt"/>
    </style:style>
    <style:style style:name="T40" style:parent-style-name="DefaultParagraphFont" style:family="text">
      <style:text-properties style:font-name="Times New Roman" style:font-name-complex="Times New Roman" style:font-weight-complex="bold"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Standard" style:family="paragraph">
      <style:paragraph-properties fo:text-align="justify" fo:margin-bottom="0.0784in"/>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style:font-weight-complex="bold" fo:font-size="12pt" style:font-size-asian="12pt" style:font-size-complex="12pt"/>
    </style:style>
    <style:style style:name="T45" style:parent-style-name="DefaultParagraphFont" style:family="text">
      <style:text-properties style:font-name="Times New Roman" style:font-name-complex="Times New Roman" style:font-weight-complex="bold"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style:font-weight-complex="bold"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P52" style:parent-style-name="Standard" style:family="paragraph">
      <style:paragraph-properties fo:text-align="justify" fo:margin-bottom="0.0784in"/>
      <style:text-properties style:font-name="Times New Roman" style:font-name-complex="Times New Roman" fo:font-size="8pt" style:font-size-asian="8pt" style:font-size-complex="8pt"/>
    </style:style>
    <style:style style:name="P53" style:parent-style-name="Standard" style:family="paragraph">
      <style:paragraph-properties fo:text-align="justify" fo:margin-bottom="0.0784in"/>
    </style:style>
    <style:style style:name="T5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5" style:parent-style-name="Standard" style:family="paragraph">
      <style:paragraph-properties fo:text-align="justify" fo:margin-bottom="0.0784in"/>
    </style:style>
    <style:style style:name="T56" style:parent-style-name="DefaultParagraphFont" style:family="text">
      <style:text-properties style:font-name="Times New Roman" style:font-name-complex="Times New Roman"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style:font-weight-complex="bold"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P61" style:parent-style-name="Standard" style:family="paragraph">
      <style:paragraph-properties fo:text-align="justify" fo:margin-bottom="0.0784in"/>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style:font-weight-complex="bold"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P70" style:parent-style-name="Standard" style:family="paragraph">
      <style:paragraph-properties fo:text-align="justify" fo:margin-bottom="0.0784in"/>
      <style:text-properties style:font-name="Times New Roman" style:font-name-complex="Times New Roman" fo:font-size="8pt" style:font-size-asian="8pt" style:font-size-complex="8pt"/>
    </style:style>
    <style:style style:name="P71" style:parent-style-name="Standard" style:family="paragraph">
      <style:paragraph-properties fo:text-align="justify" fo:margin-bottom="0.0784in"/>
    </style:style>
    <style:style style:name="T7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3" style:parent-style-name="Standard" style:family="paragraph">
      <style:paragraph-properties fo:text-align="justify" fo:margin-bottom="0.0784in"/>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style:font-weight-complex="bold"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style:style>
    <style:style style:name="T78" style:parent-style-name="DefaultParagraphFont" style:family="text">
      <style:text-properties style:font-name="Times New Roman" style:font-name-complex="Times New Roman" style:font-weight-complex="bold"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P83" style:parent-style-name="Standard" style:family="paragraph">
      <style:paragraph-properties fo:text-align="justify" fo:margin-bottom="0.0784in"/>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style:font-weight-complex="bold"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P90" style:parent-style-name="Standard" style:family="paragraph">
      <style:paragraph-properties fo:text-align="justify" fo:margin-bottom="0.0784in"/>
      <style:text-properties style:font-name="Times New Roman" style:font-name-complex="Times New Roman" fo:font-size="8pt" style:font-size-asian="8pt" style:font-size-complex="8pt"/>
    </style:style>
    <style:style style:name="P91" style:parent-style-name="Standard" style:family="paragraph">
      <style:paragraph-properties fo:text-align="justify" fo:margin-bottom="0.0784in"/>
      <style:text-properties style:font-name="Times New Roman" style:font-name-complex="Times New Roman" fo:font-weight="bold" style:font-weight-asian="bold" style:font-weight-complex="bold" fo:font-size="12pt" style:font-size-asian="12pt" style:font-size-complex="12pt"/>
    </style:style>
    <style:style style:name="P92" style:parent-style-name="Standard" style:family="paragraph">
      <style:paragraph-properties fo:text-align="justify" fo:margin-bottom="0.0784in"/>
    </style:style>
    <style:style style:name="T93" style:parent-style-name="DefaultParagraphFont" style:family="text">
      <style:text-properties style:font-name="Times New Roman" style:font-name-complex="Times New Roman"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P99" style:parent-style-name="Standard" style:family="paragraph">
      <style:paragraph-properties fo:text-align="justify" fo:margin-bottom="0.0784in"/>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T110" style:parent-style-name="DefaultParagraphFont" style:family="text">
      <style:text-properties style:font-name="Times New Roman" style:font-name-complex="Times New Roman" fo:font-size="12pt" style:font-size-asian="12pt" style:font-size-complex="12pt"/>
    </style:style>
    <style:style style:name="T111" style:parent-style-name="DefaultParagraphFont" style:family="text">
      <style:text-properties style:font-name="Times New Roman" style:font-name-complex="Times New Roman" fo:font-size="12pt" style:font-size-asian="12pt" style:font-size-complex="12pt"/>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complex="Times New Roman" fo:font-size="12pt" style:font-size-asian="12pt" style:font-size-complex="12pt"/>
    </style:style>
    <style:style style:name="P114" style:parent-style-name="Standard" style:family="paragraph">
      <style:paragraph-properties fo:text-align="justify" fo:margin-bottom="0.0784in"/>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span text:style-name="T6">Statement of Teaching Experience, Goals, and Philosophy –<text:s/></text:span><text:span text:style-name="T7">Tarbiyah &amp; Ta’leem</text:span></text:p>
      <text:p text:style-name="P8"/>
      <text:p text:style-name="P9"><text:span text:style-name="T10">Ta’leem</text:span><text:span text:style-name="T11"><text:s/>is the Arabic word used for teaching, referencing the act of leaving an impression, or mark, on<text:s/></text:span><text:span text:style-name="T12">something or someone.<text:s/></text:span><text:span text:style-name="T13">Tarbiyah</text:span><text:span text:style-name="T14">, meaning to nurture or foster, is typically used in conjunction with<text:s/></text:span><text:span text:style-name="T15">Ta’leem</text:span><text:span text:style-name="T16">. Thus, fostering students’ learning entails educating by example and virtue. I grew up hearing stories from my parents, both high school teachers, a</text:span><text:span text:style-name="T17">bout their joys of leaving positive impressions on their students, despite the challenges involved. I learned that teaching effectively depends on three factors: a comprehension of the subject; choosing the appropriate method to communicate knowledge; and<text:s/></text:span><text:span text:style-name="T18">the nurturing of upright values to apply knowledge properly for the public good. A teacher needs to gauge the level of understanding that students have and choose the right pedagogy to communicate ideas and knowledge. Above all, a teacher has to lead by ex</text:span><text:span text:style-name="T19">ample to leave an impression on students’ learning.</text:span></text:p>
      <text:p text:style-name="P20"><text:span text:style-name="T21">I recognize that good teachers have the skill of motivating their students to pursue research with passion,</text:span><text:span text:style-name="T22"><text:s/>commitment to truth, and integrity</text:span><text:span text:style-name="T23">. Professors who foster the most nurturing research environmen</text:span><text:span text:style-name="T24">t in their group have a way of identifying the level of hands-on management needed to keep their students motivated. In working with students in my group, I aim to foster their confidence to succeed in their academic or industry careers.</text:span></text:p>
      <text:p text:style-name="P25"><text:span text:style-name="T26">Contexts of teachi</text:span><text:span text:style-name="T27">ng are important to account for. One needs to distinguish between teaching large classes, guiding students in a research group, and teaching on a one-on-one basis. One also needs to consider the<text:s/></text:span><text:span text:style-name="T28">socio-cultural aspects of students when engaging in teaching</text:span><text:span text:style-name="T29">.</text:span><text:span text:style-name="T30"><text:s/>In what follows I share my teaching experience in three different areas: teaching large tutorials, organizing weekly seminars, and student supervision and leading research projects</text:span></text:p>
      <text:p text:style-name="P31"/>
      <text:p text:style-name="P32"><text:span text:style-name="T33">1. Teaching large chemistry tutorials at UWaterloo: Fostering rapport and</text:span><text:span text:style-name="T34"><text:s/>positive learning</text:span></text:p>
      <text:p text:style-name="P35"><text:span text:style-name="T36">During my master’s degree, I was one of a few graduate students<text:s/></text:span><text:span text:style-name="T37">teaching super-tutorials for first-year chemistry</text:span><text:span text:style-name="T38"><text:s/>courses at the University of Waterloo with Prof. Bissonnette. These tutorials were held in a large auditorium, with up to<text:s/></text:span><text:span text:style-name="T39">3</text:span><text:span text:style-name="T40">00 students attending</text:span><text:span text:style-name="T41"><text:s/>a single tutorial. This required rigorous preparations to revisit the concepts introduced in the class, followed by a question and answer session.</text:span></text:p>
      <text:p text:style-name="P42"><text:span text:style-name="T43">This experience proved rewarding and exposed me to</text:span><text:span text:style-name="T44"><text:s/>the responsibilities of a professor’</text:span><text:span text:style-name="T45">s teaching roles</text:span><text:span text:style-name="T46">. Teaching scientific concepts to a large number of undergraduate students is a unique experience. It requires a distinct style that can evolve over time.<text:s/></text:span><text:span text:style-name="T47">Leading a large class</text:span><text:span text:style-name="T48"><text:s/>allowed me to think about the most effective ways to deliver sc</text:span><text:span text:style-name="T49">ientific materials with clarity. In one instance, I demonstrated the ideal gas law with balloons and liquid nitrogen and followed this by solving problems involving the ideal gas law. Later, I received feedback from students that the demonstration helped t</text:span><text:span text:style-name="T50">hem understand the mathematical equation. <text:s/>In these tutorials my interaction with the students was crucial in several respects: It enabled me to understand students’ challenges and to provide useful feedback to the professor leading the course. They also a</text:span><text:span text:style-name="T51">llowed me to build up pedagogic skills needed for leaving an impression on students in large groups.</text:span></text:p>
      <text:p text:style-name="P52"/>
      <text:p text:style-name="P53"><text:span text:style-name="T54">2. Organizing weekly seminars at UBC: Supporting students from equity groups</text:span></text:p>
      <text:p text:style-name="P55"><text:span text:style-name="T56">In the summer/spring terms of 2020 and 2021, several undergraduate students j</text:span><text:span text:style-name="T57">oined the Quantum Matter Institute at University of British Columbia as part of the Quantum Pathways program. This program aims to give students from visible minority (equity) groups a chance to join a research group for a few months. To support these stud</text:span><text:span text:style-name="T58">ents engagement with research, I organized weekly seminars on<text:s/></text:span><text:span text:style-name="T59">crystallography and X-ray diffraction</text:span><text:span text:style-name="T60">.</text:span></text:p>
      <text:p text:style-name="P61"><text:span text:style-name="T62">These seminars included six to eight students</text:span><text:span text:style-name="T63"><text:s/>with a mixed chemistry/physics background</text:span><text:span text:style-name="T64">. This small number allowed me to tailor my teaching in meaningful w</text:span><text:span text:style-name="T65">ays to the students’ own background and past experiences. In these seminars, I found that demonstrating the symmetry of a crystal structure with pictures delivered the idea to students from a chemistry background, while matrix representations of symmetries</text:span><text:span text:style-name="T66"><text:s/>worked best for students with a physics background. I asked the students to prepare presentations explaining the crystal structures related to<text:s/></text:span><text:soft-page-break/><text:span text:style-name="T67">inorganic materials they worked with over the summer with the aim of connecting scientific concepts with reality</text:span><text:span text:style-name="T68">. This teaching experience was rewarding and filled the gap between working with large classrooms and teaching students one-on-one. For small groups of students and one-on-one communication, developing a culture of dialogue where any questions are welcome<text:s/></text:span><text:span text:style-name="T69">facilitates the progression of scientific ideas in the entire group.</text:span></text:p>
      <text:p text:style-name="P70"/>
      <text:p text:style-name="P71"><text:span text:style-name="T72">3. Student supervision and leading research projects</text:span></text:p>
      <text:p text:style-name="P73"><text:span text:style-name="T74">During my Ph.D. program at Kyoto University, I<text:s/></text:span><text:span text:style-name="T75">initiated a new project</text:span><text:span text:style-name="T76"><text:s/>to build up new apparatuses in the group. This required me to<text:s/></text:span><text:span text:style-name="T77">bring in chemistry knowledge and<text:s/></text:span><text:span text:style-name="T78">integrate this chemistry expertise into a physics group</text:span><text:span text:style-name="T79">. I was leading students from various cultural and scientific backgrounds working with me towards producing high-quality samples and understanding the physics of a mate</text:span><text:span text:style-name="T80">rial class, antiperovskite oxides. My time in Japan forced me to reflect on differences in research cultures and teaching methodologies between different countries. Throughout my academic career, I have spent time in various universities and research insti</text:span><text:span text:style-name="T81">tutes globally with various cultures. Being aware of cultural and social differences will enable me to successfully leading an international team of researchers and students, which will help me build a world-class lab at the University of Texas that can co</text:span><text:span text:style-name="T82">nnect with people across a wide range of cultures.</text:span></text:p>
      <text:p text:style-name="P83"><text:span text:style-name="T84">At the University of Waterloo<text:s/></text:span><text:span text:style-name="T85">I supervised students</text:span><text:span text:style-name="T86"><text:s/>who continued my master’s project. At the Max Planck Institute in Stuttgart I guided one physics student working on crystal growth, and helped him<text:s/></text:span><text:span text:style-name="T87">understand chemistry of flux growth. At University of British Columbia, I have supervised many undergraduate and graduate students working on synthesis and transport measurements, and taught synthesis techniques to many researchers at the institute outside</text:span><text:span text:style-name="T88"><text:s/>of our group. These supervisory relationships at various universities provided me with an opportunity to guide students in the formulation of their own projects, and helped them successfully synthesize crystals, measure their physical properties, and deve</text:span><text:span text:style-name="T89">lop a deeper understanding of the physics and chemistry of materials.</text:span></text:p>
      <text:p text:style-name="P90"/>
      <text:p text:style-name="P91">Teaching at<text:s/>California<text:s/>Institute of Technology</text:p>
      <text:p text:style-name="P92"><text:span text:style-name="T93">At<text:s/></text:span><text:span text:style-name="T94">California</text:span><text:span text:style-name="T95"><text:s/>Institute of Technology, I am already well-equipped to teach first-year undergraduate physics and higher-level</text:span><text:span text:style-name="T96"><text:s/>courses related to solid-state physics, thermodynamics,<text:s/></text:span><text:span text:style-name="T97">material science,<text:s/></text:span><text:span text:style-name="T98">and crystallography.</text:span></text:p>
      <text:p text:style-name="P99"><text:span text:style-name="T100">For first-year undergraduate level courses,</text:span><text:span text:style-name="T101"><text:s/>it is important to utilize active learning strategies like<text:s/></text:span><text:span text:style-name="T102">flipped classrooms, group discussions, or hands-on projects</text:span><text:span text:style-name="T103"><text:s/>to develop students’ critical thinking.</text:span><text:span text:style-name="T104"><text:s/></text:span><text:span text:style-name="T105">F</text:span><text:span text:style-name="T106">or higher-level course</text:span><text:span text:style-name="T107">s, the focus shifts more towards project-based methods that push students to engage scientific publications. For undergraduate labs, an instructor can carefully develop activities that will help the students engage with the science and push them to think c</text:span><text:span text:style-name="T108">ritically about scientific concepts and participate in experiments related to contemporary academic research.<text:s/></text:span><text:span text:style-name="T109">I plan to utilize my broad experience from different cultures to adapt to classes with different sizes and academic backgrounds.<text:s/></text:span><text:span text:style-name="T110">In addition, using feedback forms and in-person communication at various stages during the term can help bridge the gap between expectations of th</text:span><text:span text:style-name="T111">e instructors and students. For all of these courses, it is a good idea to talk with<text:s/></text:span><text:span text:style-name="T112">colleagues</text:span><text:span text:style-name="T113"><text:s/>who taught these courses in the past to gauge the responsibilities and manage expectations.</text:span></text:p>
      <text:p text:style-name="P114"><text:span text:style-name="T115"><text:s text:c="5"/>In addition to teaching established courses, I am interested in developing an undergraduate course that bridges solid-state chemistry and solid-state physics that fits my unique experience doing research from chemistry and physics perspectives.</text:span><text:span text:style-name="T116"><text:s/></text:span><text:span text:style-name="T117">Teaching offers an opportunity for growth. I will continue to explor</text:span><text:span text:style-name="T118">e advances in contemporary pedagogy to refine my teaching methods. Engaging students’ questions broadens the scope of how we think about the subject. My goal is to support a culture among students in my group in ways that promote engaging with scientific q</text:span><text:span text:style-name="T119">uestions at a deep level of learning. This approach informs and fosters students’ experimental work towards understanding new physics in transformative ways. I approach teaching in a way that builds a nurturing environment and leaves a strong impression on</text:span><text:span text:style-name="T120"><text:s/>students, whether in large lectures, in small groups, or when interacting with individual students. I am ready to engage in both<text:s/></text:span><text:span text:style-name="T121">Tarbiyah</text:span><text:span text:style-name="T122"><text:s/>and<text:s/></text:span><text:span text:style-name="T123">Ta’leem</text:span><text:span text:style-name="T1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 style:display-name="Head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CommentText" style:display-name="Comment Text" style:family="paragraph" style:parent-style-name="Standard">
      <style:text-properties fo:font-size="10pt" style:font-size-asian="10pt" style:font-size-complex="10pt" fo:hyphenate="false"/>
    </style:style>
    <style:style style:name="BalloonText" style:display-name="Balloon Text"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Revision" style:display-name="Revision" style:family="paragraph">
      <style:paragraph-properties fo:widows="2" fo:orphans="2"/>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4701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0298in"/>
      </style:header-style>
      <style:footer-style>
        <style:header-footer-properties style:dynamic-spacing="true" fo:min-height="0in"/>
      </style:footer-style>
    </style:page-layout>
    <style:style style:name="P2" style:parent-style-name="Header" style:family="paragraph">
      <style:paragraph-properties fo:text-align="center"/>
    </style:style>
    <style:style style:name="T3" style:parent-style-name="DefaultParagraphFont" style:family="text">
      <style:text-properties style:font-name="Times New Roman" style:font-name-complex="Times New Roman" fo:language="en" fo:country="US"/>
    </style:style>
    <style:style style:name="T4" style:parent-style-name="DefaultParagraphFont" style:family="text">
      <style:text-properties style:font-name="Times New Roman" style:font-name-complex="Times New Roman" fo:color="#000000" fo:background-color="#FFFFFF"/>
    </style:style>
    <style:style style:name="P5" style:parent-style-name="Header" style:family="paragraph">
      <style:paragraph-properties fo:text-align="center"/>
    </style:style>
  </office:automatic-styles>
  <office:master-styles>
    <style:master-page style:name="MP0" style:page-layout-name="PL0">
      <style:header>
        <text:p text:style-name="P2"><text:span text:style-name="T3">Mohamed Oudah <text:s text:c="94"/></text:span><text:span text:style-name="T4"> Statement of Teaching Philosophy and Goals</text:span></text:p>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Oudah, Mohamed</meta:initial-creator>
    <dc:creator>Oudah, Mohamed</dc:creator>
    <meta:creation-date>2024-12-02T05:26:00Z</meta:creation-date>
    <dc:date>2024-12-02T05:34:00Z</dc:date>
    <meta:print-date>2023-01-15T02:47:00Z</meta:print-date>
    <meta:template xlink:href="Normal" xlink:type="simple"/>
    <meta:editing-cycles>3</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7" meta:word-count="1335" meta:character-count="8934" meta:row-count="63" meta:non-whitespace-character-count="7616"/>
  </office:meta>
</office:document-meta>
</file>